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9.857cm"/>
    </style:style>
    <style:style style:name="co3" style:family="table-column">
      <style:table-column-properties fo:break-before="auto" style:column-width="8.114cm"/>
    </style:style>
    <style:style style:name="co4" style:family="table-column">
      <style:table-column-properties fo:break-before="auto" style:column-width="6.316cm"/>
    </style:style>
    <style:style style:name="co5" style:family="table-column">
      <style:table-column-properties fo:break-before="auto" style:column-width="9.74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xn</text:p>
          </table:table-cell>
          <table:table-cell table:style-name="ce1" office:value-type="string" calcext:value-type="string">
            <text:p>||xn - x(n-1)||</text:p>
          </table:table-cell>
          <table:table-cell table:style-name="ce1" office:value-type="string" calcext:value-type="string">
            <text:p>f(xn)</text:p>
          </table:table-cell>
          <table:table-cell table:style-name="ce1" office:value-type="string" calcext:value-type="string">
            <text:p>|f(xn) - f(x(n-1))|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1.9999995231628418, -1.9999995231628418</text:p>
          </table:table-cell>
          <table:table-cell office:value-type="float" office:value="138.592929786913" calcext:value-type="float">
            <text:p>138.592929786913</text:p>
          </table:table-cell>
          <table:table-cell office:value-type="float" office:value="23.9999966621399" calcext:value-type="float">
            <text:p>23.9999966621399</text:p>
          </table:table-cell>
          <table:table-cell office:value-type="float" office:value="687.00000333786" calcext:value-type="float">
            <text:p>687.00000333786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-0.33333349227905273, -1.3333334922790527</text:p>
          </table:table-cell>
          <table:table-cell office:value-type="float" office:value="2.42670281610367" calcext:value-type="float">
            <text:p>2.42670281610367</text:p>
          </table:table-cell>
          <table:table-cell office:value-type="float" office:value="3.99999952316284" calcext:value-type="float">
            <text:p>3.99999952316284</text:p>
          </table:table-cell>
          <table:table-cell office:value-type="float" office:value="19.9999971389771" calcext:value-type="float">
            <text:p>19.9999971389771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-0.5555558204650879, -0.888887882232666</text:p>
          </table:table-cell>
          <table:table-cell office:value-type="float" office:value="0.496905084934665" calcext:value-type="float">
            <text:p>0.496905084934665</text:p>
          </table:table-cell>
          <table:table-cell office:value-type="float" office:value="2.66666555404663" calcext:value-type="float">
            <text:p>2.66666555404663</text:p>
          </table:table-cell>
          <table:table-cell office:value-type="float" office:value="1.33333396911621" calcext:value-type="float">
            <text:p>1.33333396911621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-0.7037043571472168, -0.5925908088684082</text:p>
          </table:table-cell>
          <table:table-cell office:value-type="float" office:value="0.331270198788361" calcext:value-type="float">
            <text:p>0.331270198788361</text:p>
          </table:table-cell>
          <table:table-cell office:value-type="float" office:value="1.77777433395386" calcext:value-type="float">
            <text:p>1.77777433395386</text:p>
          </table:table-cell>
          <table:table-cell office:value-type="float" office:value="0.888891220092773" calcext:value-type="float">
            <text:p>0.888891220092773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-0.8024697303771973, -0.39506101608276367</text:p>
          </table:table-cell>
          <table:table-cell office:value-type="float" office:value="0.220845235373546" calcext:value-type="float">
            <text:p>0.220845235373546</text:p>
          </table:table-cell>
          <table:table-cell office:value-type="float" office:value="1.18518209457398" calcext:value-type="float">
            <text:p>1.18518209457398</text:p>
          </table:table-cell>
          <table:table-cell office:value-type="float" office:value="0.592592239379883" calcext:value-type="float">
            <text:p>0.592592239379883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-0.8683133125305176, -0.26337385177612305</text:p>
          </table:table-cell>
          <table:table-cell office:value-type="float" office:value="0.147230725576916" calcext:value-type="float">
            <text:p>0.147230725576916</text:p>
          </table:table-cell>
          <table:table-cell office:value-type="float" office:value="0.790120601654053" calcext:value-type="float">
            <text:p>0.790120601654053</text:p>
          </table:table-cell>
          <table:table-cell office:value-type="float" office:value="0.395061492919922" calcext:value-type="float">
            <text:p>0.395061492919922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-0.9122090339660645, -0.1755824089050293</text:p>
          </table:table-cell>
          <table:table-cell office:value-type="float" office:value="0.0981538170512775" calcext:value-type="float">
            <text:p>0.0981538170512775</text:p>
          </table:table-cell>
          <table:table-cell office:value-type="float" office:value="0.526746273040772" calcext:value-type="float">
            <text:p>0.526746273040772</text:p>
          </table:table-cell>
          <table:table-cell office:value-type="float" office:value="0.263374328613281" calcext:value-type="float">
            <text:p>0.263374328613281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-0.9414725303649902, -0.11705541610717773</text:p>
          </table:table-cell>
          <table:table-cell office:value-type="float" office:value="0.0654351672073183" calcext:value-type="float">
            <text:p>0.0654351672073183</text:p>
          </table:table-cell>
          <table:table-cell office:value-type="float" office:value="0.351165294647217" calcext:value-type="float">
            <text:p>0.351165294647217</text:p>
          </table:table-cell>
          <table:table-cell office:value-type="float" office:value="0.175580978393555" calcext:value-type="float">
            <text:p>0.175580978393555</text:p>
          </table:table-cell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-0.9609818458557129, -0.07803678512573242</text:p>
          </table:table-cell>
          <table:table-cell office:value-type="float" office:value="0.0436241556317455" calcext:value-type="float">
            <text:p>0.0436241556317455</text:p>
          </table:table-cell>
          <table:table-cell office:value-type="float" office:value="0.234109401702881" calcext:value-type="float">
            <text:p>0.234109401702881</text:p>
          </table:table-cell>
          <table:table-cell office:value-type="float" office:value="0.117055892944336" calcext:value-type="float">
            <text:p>0.117055892944336</text:p>
          </table:table-cell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-0.9739880561828613, -0.05202436447143555</text:p>
          </table:table-cell>
          <table:table-cell office:value-type="float" office:value="0.0290827704211637" calcext:value-type="float">
            <text:p>0.0290827704211637</text:p>
          </table:table-cell>
          <table:table-cell office:value-type="float" office:value="0.15607213973999" calcext:value-type="float">
            <text:p>0.15607213973999</text:p>
          </table:table-cell>
          <table:table-cell office:value-type="float" office:value="0.0780372619628906" calcext:value-type="float">
            <text:p>0.0780372619628906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-0.982658863067627, -0.0346827507019043</text:p>
          </table:table-cell>
          <table:table-cell office:value-type="float" office:value="0.0193885136141091" calcext:value-type="float">
            <text:p>0.0193885136141091</text:p>
          </table:table-cell>
          <table:table-cell office:value-type="float" office:value="0.104047298431396" calcext:value-type="float">
            <text:p>0.104047298431396</text:p>
          </table:table-cell>
          <table:table-cell office:value-type="float" office:value="0.0520248413085938" calcext:value-type="float">
            <text:p>0.0520248413085938</text:p>
          </table:table-cell>
          <table:table-cell table:number-columns-repeated="101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-0.9884390830993652, -0.023122310638427734</text:p>
          </table:table-cell>
          <table:table-cell office:value-type="float" office:value="0.0129249649158728" calcext:value-type="float">
            <text:p>0.0129249649158728</text:p>
          </table:table-cell>
          <table:table-cell office:value-type="float" office:value="0.0693659782409668" calcext:value-type="float">
            <text:p>0.0693659782409668</text:p>
          </table:table-cell>
          <table:table-cell office:value-type="float" office:value="0.0346813201904297" calcext:value-type="float">
            <text:p>0.0346813201904297</text:p>
          </table:table-cell>
          <table:table-cell table:number-columns-repeated="101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-0.9922928810119629, -0.015414714813232422</text:p>
          </table:table-cell>
          <table:table-cell office:value-type="float" office:value="0.00861735410411515" calcext:value-type="float">
            <text:p>0.00861735410411515</text:p>
          </table:table-cell>
          <table:table-cell office:value-type="float" office:value="0.0462431907653809" calcext:value-type="float">
            <text:p>0.0462431907653809</text:p>
          </table:table-cell>
          <table:table-cell office:value-type="float" office:value="0.0231227874755859" calcext:value-type="float">
            <text:p>0.0231227874755859</text:p>
          </table:table-cell>
          <table:table-cell table:number-columns-repeated="101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-0.9948620796203613, -0.010276317596435547</text:p>
          </table:table-cell>
          <table:table-cell office:value-type="float" office:value="0.00574490273607677" calcext:value-type="float">
            <text:p>0.00574490273607677</text:p>
          </table:table-cell>
          <table:table-cell office:value-type="float" office:value="0.0308279991149902" calcext:value-type="float">
            <text:p>0.0308279991149902</text:p>
          </table:table-cell>
          <table:table-cell office:value-type="float" office:value="0.0154151916503906" calcext:value-type="float">
            <text:p>0.0154151916503906</text:p>
          </table:table-cell>
          <table:table-cell table:number-columns-repeated="101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-0.996574878692627, -0.006850719451904297</text:p>
          </table:table-cell>
          <table:table-cell office:value-type="float" office:value="0.00382993515738451" calcext:value-type="float">
            <text:p>0.00382993515738451</text:p>
          </table:table-cell>
          <table:table-cell office:value-type="float" office:value="0.0205512046813965" calcext:value-type="float">
            <text:p>0.0205512046813965</text:p>
          </table:table-cell>
          <table:table-cell office:value-type="float" office:value="0.0102767944335938" calcext:value-type="float">
            <text:p>0.0102767944335938</text:p>
          </table:table-cell>
          <table:table-cell table:number-columns-repeated="101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-0.9977164268493652, -0.004567623138427734</text:p>
          </table:table-cell>
          <table:table-cell office:value-type="float" office:value="0.00255257927805638" calcext:value-type="float">
            <text:p>0.00255257927805638</text:p>
          </table:table-cell>
          <table:table-cell office:value-type="float" office:value="0.0137019157409668" calcext:value-type="float">
            <text:p>0.0137019157409668</text:p>
          </table:table-cell>
          <table:table-cell office:value-type="float" office:value="0.00684928894042969" calcext:value-type="float">
            <text:p>0.00684928894042969</text:p>
          </table:table-cell>
          <table:table-cell table:number-columns-repeated="101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-0.9984774589538574, -0.0030455589294433594</text:p>
          </table:table-cell>
          <table:table-cell office:value-type="float" office:value="0.00170171951870425" calcext:value-type="float">
            <text:p>0.00170171951870425</text:p>
          </table:table-cell>
          <table:table-cell office:value-type="float" office:value="0.00913572311401367" calcext:value-type="float">
            <text:p>0.00913572311401367</text:p>
          </table:table-cell>
          <table:table-cell office:value-type="float" office:value="0.00456619262695313" calcext:value-type="float">
            <text:p>0.00456619262695313</text:p>
          </table:table-cell>
          <table:table-cell table:number-columns-repeated="101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-0.9989848136901855, -0.0020308494567871094</text:p>
          </table:table-cell>
          <table:table-cell office:value-type="float" office:value="0.00113447967913617" calcext:value-type="float">
            <text:p>0.00113447967913617</text:p>
          </table:table-cell>
          <table:table-cell office:value-type="float" office:value="0.00609159469604492" calcext:value-type="float">
            <text:p>0.00609159469604492</text:p>
          </table:table-cell>
          <table:table-cell office:value-type="float" office:value="0.00304412841796875" calcext:value-type="float">
            <text:p>0.00304412841796875</text:p>
          </table:table-cell>
          <table:table-cell table:number-columns-repeated="101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-0.9993233680725098, -0.0013537406921386719</text:p>
          </table:table-cell>
          <table:table-cell office:value-type="float" office:value="0.000757030612957406" calcext:value-type="float">
            <text:p>0.000757030612957406</text:p>
          </table:table-cell>
          <table:table-cell office:value-type="float" office:value="0.00406026840209961" calcext:value-type="float">
            <text:p>0.00406026840209961</text:p>
          </table:table-cell>
          <table:table-cell office:value-type="float" office:value="0.00203132629394531" calcext:value-type="float">
            <text:p>0.00203132629394531</text:p>
          </table:table-cell>
          <table:table-cell table:number-columns-repeated="101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-0.999549388885498, -0.0009016990661621094</text:p>
          </table:table-cell>
          <table:table-cell office:value-type="float" office:value="0.000505397902171564" calcext:value-type="float">
            <text:p>0.000505397902171564</text:p>
          </table:table-cell>
          <table:table-cell office:value-type="float" office:value="0.00270414352416992" calcext:value-type="float">
            <text:p>0.00270414352416992</text:p>
          </table:table-cell>
          <table:table-cell office:value-type="float" office:value="0.00135612487792969" calcext:value-type="float">
            <text:p>0.00135612487792969</text:p>
          </table:table-cell>
          <table:table-cell table:number-columns-repeated="101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-0.9997000694274902, -0.0006003379821777344</text:p>
          </table:table-cell>
          <table:table-cell office:value-type="float" office:value="0.000336931934781043" calcext:value-type="float">
            <text:p>0.000336931934781043</text:p>
          </table:table-cell>
          <table:table-cell office:value-type="float" office:value="0.0018000602722168" calcext:value-type="float">
            <text:p>0.0018000602722168</text:p>
          </table:table-cell>
          <table:table-cell office:value-type="float" office:value="0.000904083251953125" calcext:value-type="float">
            <text:p>0.000904083251953125</text:p>
          </table:table-cell>
          <table:table-cell table:number-columns-repeated="101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-0.9998002052307129, -0.0004000663757324219</text:p>
          </table:table-cell>
          <table:table-cell office:value-type="float" office:value="0.000223910462987402" calcext:value-type="float">
            <text:p>0.000223910462987402</text:p>
          </table:table-cell>
          <table:table-cell office:value-type="float" office:value="0.00119924545288086" calcext:value-type="float">
            <text:p>0.00119924545288086</text:p>
          </table:table-cell>
          <table:table-cell office:value-type="float" office:value="0.000600814819335938" calcext:value-type="float">
            <text:p>0.000600814819335938</text:p>
          </table:table-cell>
          <table:table-cell table:number-columns-repeated="101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-0.9998669624328613, -0.0002665519714355469</text:p>
          </table:table-cell>
          <table:table-cell office:value-type="float" office:value="0.000149273641991601" calcext:value-type="float">
            <text:p>0.000149273641991601</text:p>
          </table:table-cell>
          <table:table-cell office:value-type="float" office:value="0.000798702239990234" calcext:value-type="float">
            <text:p>0.000798702239990234</text:p>
          </table:table-cell>
          <table:table-cell office:value-type="float" office:value="0.000400543212890625" calcext:value-type="float">
            <text:p>0.000400543212890625</text:p>
          </table:table-cell>
          <table:table-cell table:number-columns-repeated="101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-0.9999117851257324, -0.00017690658569335938</text:p>
          </table:table-cell>
          <table:table-cell office:value-type="float" office:value="0.000100226588194361" calcext:value-type="float">
            <text:p>0.000100226588194361</text:p>
          </table:table-cell>
          <table:table-cell office:value-type="float" office:value="0.000529766082763672" calcext:value-type="float">
            <text:p>0.000529766082763672</text:p>
          </table:table-cell>
          <table:table-cell office:value-type="float" office:value="0.000268936157226562" calcext:value-type="float">
            <text:p>0.000268936157226562</text:p>
          </table:table-cell>
          <table:table-cell table:number-columns-repeated="101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-0.999941349029541, -0.00011777877807617188</text:p>
          </table:table-cell>
          <table:table-cell office:value-type="float" office:value="0.0000661068985962806" calcext:value-type="float">
            <text:p>6.61068985962806E-05</text:p>
          </table:table-cell>
          <table:table-cell office:value-type="float" office:value="0.000352382659912109" calcext:value-type="float">
            <text:p>0.000352382659912109</text:p>
          </table:table-cell>
          <table:table-cell office:value-type="float" office:value="0.000177383422851563" calcext:value-type="float">
            <text:p>0.000177383422851563</text:p>
          </table:table-cell>
          <table:table-cell table:number-columns-repeated="101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-0.9999613761901855, -7.772445678710938e-05</text:p>
          </table:table-cell>
          <table:table-cell office:value-type="float" office:value="0.0000447820925974804" calcext:value-type="float">
            <text:p>4.47820925974804E-05</text:p>
          </table:table-cell>
          <table:table-cell office:value-type="float" office:value="0.000232219696044922" calcext:value-type="float">
            <text:p>0.000232219696044922</text:p>
          </table:table-cell>
          <table:table-cell office:value-type="float" office:value="0.000120162963867188" calcext:value-type="float">
            <text:p>0.000120162963867188</text:p>
          </table:table-cell>
          <table:table-cell table:number-columns-repeated="101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-0.9999747276306152, -5.1021575927734375e-05</text:p>
          </table:table-cell>
          <table:table-cell office:value-type="float" office:value="0.0000298547283983202" calcext:value-type="float">
            <text:p>2.98547283983202E-05</text:p>
          </table:table-cell>
          <table:table-cell office:value-type="float" office:value="0.000152111053466797" calcext:value-type="float">
            <text:p>0.000152111053466797</text:p>
          </table:table-cell>
          <table:table-cell office:value-type="float" office:value="0.000080108642578125" calcext:value-type="float">
            <text:p>8.0108642578125E-05</text:p>
          </table:table-cell>
          <table:table-cell table:number-columns-repeated="101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-0.9999833106994629, -3.3855438232421875e-05</text:p>
          </table:table-cell>
          <table:table-cell office:value-type="float" office:value="0.0000191923253989202" calcext:value-type="float">
            <text:p>1.91923253989202E-05</text:p>
          </table:table-cell>
          <table:table-cell office:value-type="float" office:value="0.000100612640380859" calcext:value-type="float">
            <text:p>0.000100612640380859</text:p>
          </table:table-cell>
          <table:table-cell office:value-type="float" office:value="0.0000514984130859375" calcext:value-type="float">
            <text:p>5.14984130859375E-05</text:p>
          </table:table-cell>
          <table:table-cell table:number-columns-repeated="101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-0.9999890327453613, -2.2411346435546875e-05</text:p>
          </table:table-cell>
          <table:table-cell office:value-type="float" office:value="0.0000127948835992801" calcext:value-type="float">
            <text:p>1.27948835992801E-05</text:p>
          </table:table-cell>
          <table:table-cell office:value-type="float" office:value="0.0000662803649902344" calcext:value-type="float">
            <text:p>6.62803649902344E-05</text:p>
          </table:table-cell>
          <table:table-cell office:value-type="float" office:value="0.000034332275390625" calcext:value-type="float">
            <text:p>3.4332275390625E-05</text:p>
          </table:table-cell>
          <table:table-cell table:number-columns-repeated="101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-0.999992847442627, -1.4781951904296875e-05</text:p>
          </table:table-cell>
          <table:table-cell office:value-type="float" office:value="0.00000852992239952007" calcext:value-type="float">
            <text:p>8.52992239952007E-06</text:p>
          </table:table-cell>
          <table:table-cell office:value-type="float" office:value="0.0000433921813964844" calcext:value-type="float">
            <text:p>4.33921813964844E-05</text:p>
          </table:table-cell>
          <table:table-cell office:value-type="float" office:value="0.00002288818359375" calcext:value-type="float">
            <text:p>2.288818359375E-05</text:p>
          </table:table-cell>
          <table:table-cell table:number-columns-repeated="101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-0.9999957084655762, -9.059906005859375e-06</text:p>
          </table:table-cell>
          <table:table-cell office:value-type="float" office:value="0.00000639744179964005" calcext:value-type="float">
            <text:p>6.39744179964005E-06</text:p>
          </table:table-cell>
          <table:table-cell office:value-type="float" office:value="0.0000262260437011719" calcext:value-type="float">
            <text:p>2.62260437011719E-05</text:p>
          </table:table-cell>
          <table:table-cell office:value-type="float" office:value="0.0000171661376953125" calcext:value-type="float">
            <text:p>1.71661376953125E-05</text:p>
          </table:table-cell>
          <table:table-cell table:number-columns-repeated="101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-0.9999966621398926, -7.152557373046875e-06</text:p>
          </table:table-cell>
          <table:table-cell office:value-type="float" office:value="0.00000213248059988002" calcext:value-type="float">
            <text:p>2.13248059988002E-06</text:p>
          </table:table-cell>
          <table:table-cell office:value-type="float" office:value="0.0000205039978027344" calcext:value-type="float">
            <text:p>2.05039978027344E-05</text:p>
          </table:table-cell>
          <table:table-cell office:value-type="float" office:value="0.0000057220458984375" calcext:value-type="float">
            <text:p>5.7220458984375E-06</text:p>
          </table:table-cell>
          <table:table-cell table:number-columns-repeated="101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-0.999997615814209, -5.245208740234375e-06</text:p>
          </table:table-cell>
          <table:table-cell office:value-type="float" office:value="0.00000213248059988002" calcext:value-type="float">
            <text:p>2.13248059988002E-06</text:p>
          </table:table-cell>
          <table:table-cell office:value-type="float" office:value="0.0000147819519042969" calcext:value-type="float">
            <text:p>1.47819519042969E-05</text:p>
          </table:table-cell>
          <table:table-cell office:value-type="float" office:value="0.0000057220458984375" calcext:value-type="float">
            <text:p>5.7220458984375E-06</text:p>
          </table:table-cell>
          <table:table-cell table:number-columns-repeated="101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-0.9999985694885254, -3.337860107421875e-06</text:p>
          </table:table-cell>
          <table:table-cell office:value-type="float" office:value="0.00000213248059988002" calcext:value-type="float">
            <text:p>2.13248059988002E-06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57220458984375" calcext:value-type="float">
            <text:p>5.7220458984375E-06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5-20T00:17:01</meta:creation-date>
    <dc:date>2023-05-20T03:18:40.715898516</dc:date>
    <meta:generator>LibreOffice/7.3.7.2$Linux_X86_64 LibreOffice_project/30$Build-2</meta:generator>
    <meta:editing-duration>PT1M14S</meta:editing-duration>
    <meta:editing-cycles>1</meta:editing-cycles>
    <meta:document-statistic meta:table-count="1" meta:cell-count="174" meta:object-count="0"/>
    <meta:user-defined meta:name="AppVersion">3.1</meta:user-defined>
  </office:meta>
</office:document-meta>
</file>